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333cf"/>
    </style:style>
    <style:style style:name="P2" style:family="paragraph" style:parent-style-name="Standard">
      <style:text-properties officeooo:paragraph-rsid="000527a1"/>
    </style:style>
    <style:style style:name="P3" style:family="paragraph" style:parent-style-name="Text_20_body">
      <style:paragraph-properties fo:text-align="start" style:justify-single-word="false"/>
      <style:text-properties officeooo:rsid="000333cf" officeooo:paragraph-rsid="000333cf"/>
    </style:style>
    <style:style style:name="P4" style:family="paragraph" style:parent-style-name="Text_20_body">
      <style:text-properties officeooo:rsid="000333cf" officeooo:paragraph-rsid="000333cf"/>
    </style:style>
    <style:style style:name="P5" style:family="paragraph" style:parent-style-name="Heading_20_1">
      <style:paragraph-properties fo:text-align="center" style:justify-single-word="false"/>
    </style:style>
    <style:style style:name="P6" style:family="paragraph" style:parent-style-name="Heading_20_2">
      <style:text-properties style:font-name="Liberation Sans" fo:font-size="16.1000003814697pt" fo:font-weight="bold" officeooo:rsid="000a04b7" officeooo:paragraph-rsid="000a04b7" style:font-name-asian="Noto Sans CJK SC" style:font-size-asian="16.1000003814697pt" style:font-weight-asian="bold" style:font-name-complex="Lohit Devanagari" style:font-size-complex="16.1000003814697pt" style:font-weight-complex="bold"/>
    </style:style>
    <style:style style:name="P7" style:family="paragraph" style:parent-style-name="Heading_20_2">
      <style:text-properties officeooo:rsid="000a04b7" officeooo:paragraph-rsid="000a04b7"/>
    </style:style>
    <style:style style:name="P8" style:family="paragraph" style:parent-style-name="Heading_20_2">
      <style:text-properties officeooo:paragraph-rsid="000333cf"/>
    </style:style>
    <style:style style:name="P9" style:family="paragraph" style:parent-style-name="Standard">
      <style:text-properties officeooo:rsid="000333cf" officeooo:paragraph-rsid="000333cf"/>
    </style:style>
    <style:style style:name="P10" style:family="paragraph" style:parent-style-name="Standard">
      <style:text-properties officeooo:rsid="000333cf" officeooo:paragraph-rsid="0009f4af"/>
    </style:style>
    <style:style style:name="P11" style:family="paragraph" style:parent-style-name="Standard">
      <style:text-properties officeooo:rsid="000333cf" officeooo:paragraph-rsid="000a04b7"/>
    </style:style>
    <style:style style:name="P12" style:family="paragraph" style:parent-style-name="Standard">
      <style:text-properties officeooo:paragraph-rsid="00096282"/>
    </style:style>
    <style:style style:name="P13" style:family="paragraph" style:parent-style-name="Standard">
      <style:text-properties officeooo:rsid="0009f4af" officeooo:paragraph-rsid="0009f4af"/>
    </style:style>
    <style:style style:name="P14" style:family="paragraph" style:parent-style-name="Standard">
      <style:text-properties officeooo:rsid="000a04b7" officeooo:paragraph-rsid="000a04b7"/>
    </style:style>
    <style:style style:name="P15" style:family="paragraph" style:parent-style-name="Standard">
      <style:text-properties officeooo:paragraph-rsid="000a04b7"/>
    </style:style>
    <style:style style:name="P16" style:family="paragraph" style:parent-style-name="Standard" style:list-style-name="L1">
      <style:text-properties officeooo:rsid="000b8f8a" officeooo:paragraph-rsid="000b8f8a"/>
    </style:style>
    <style:style style:name="P17" style:family="paragraph" style:parent-style-name="Standard" style:list-style-name="L1">
      <style:text-properties officeooo:paragraph-rsid="000b8f8a"/>
    </style:style>
    <style:style style:name="P18" style:family="paragraph" style:parent-style-name="Standard" style:list-style-name="L1">
      <style:text-properties officeooo:paragraph-rsid="000bb9c1"/>
    </style:style>
    <style:style style:name="P19" style:family="paragraph" style:parent-style-name="Standard" style:list-style-name="L2">
      <style:text-properties officeooo:rsid="000bb9c1" officeooo:paragraph-rsid="000bb9c1"/>
    </style:style>
    <style:style style:name="P20" style:family="paragraph" style:parent-style-name="Standard" style:list-style-name="L1">
      <style:text-properties officeooo:rsid="000bb9c1" officeooo:paragraph-rsid="000bb9c1"/>
    </style:style>
    <style:style style:name="P21" style:family="paragraph" style:parent-style-name="Standard" style:list-style-name="L1">
      <style:text-properties officeooo:rsid="000fbade" officeooo:paragraph-rsid="000fbade"/>
    </style:style>
    <style:style style:name="P22" style:family="paragraph" style:parent-style-name="Standard" style:list-style-name="L1">
      <style:text-properties officeooo:rsid="000fbade" officeooo:paragraph-rsid="00100cea"/>
    </style:style>
    <style:style style:name="P23" style:family="paragraph" style:parent-style-name="Standard" style:list-style-name="L1">
      <style:text-properties officeooo:rsid="00100cea" officeooo:paragraph-rsid="00100cea"/>
    </style:style>
    <style:style style:name="T1" style:family="text">
      <style:text-properties officeooo:rsid="000333cf"/>
    </style:style>
    <style:style style:name="T2"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3" style:family="text">
      <style:text-properties officeooo:rsid="000561b8"/>
    </style:style>
    <style:style style:name="T4" style:family="text">
      <style:text-properties officeooo:rsid="00070681"/>
    </style:style>
    <style:style style:name="T5" style:family="text">
      <style:text-properties officeooo:rsid="0008ab16"/>
    </style:style>
    <style:style style:name="T6" style:family="text">
      <style:text-properties officeooo:rsid="0009f4af"/>
    </style:style>
    <style:style style:name="T7" style:family="text">
      <style:text-properties officeooo:rsid="000b8f8a"/>
    </style:style>
    <style:style style:name="T8" style:family="text">
      <style:text-properties officeooo:rsid="000bb9c1"/>
    </style:style>
    <style:style style:name="T9" style:family="text">
      <style:text-properties officeooo:rsid="000d3886"/>
    </style:style>
    <style:style style:name="T10" style:family="text">
      <style:text-properties officeooo:rsid="000df922"/>
    </style:style>
    <style:style style:name="T11" style:family="text">
      <style:text-properties officeooo:rsid="000fbade"/>
    </style:style>
    <style:style style:name="T12" style:family="text">
      <style:text-properties officeooo:rsid="00104a2a"/>
    </style:style>
    <style:style style:name="T13" style:family="text">
      <style:text-properties officeooo:rsid="00110ba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Sociofinancement</text:h>
      <text:p text:style-name="P3">Ce document présente la recherche d’information du sociofinancement. <text:span text:style-name="T3">Un autre document dans le même dossier sera utiliser pour présenter le résultat (ce qui sera afficher </text:span><text:span text:style-name="T5">sur le site internet de sociofinancement</text:span><text:span text:style-name="T3">)</text:span></text:p>
      <text:h text:style-name="P6" text:outline-level="2">Plan</text:h>
      <text:p text:style-name="P9"/>
      <text:p text:style-name="P14">Faire une cé</text:p>
      <text:p text:style-name="P9"/>
      <text:p text:style-name="P9"/>
      <text:p text:style-name="P9"/>
      <text:p text:style-name="P10"><text:span text:style-name="T6">TODO: </text:span>Page titre</text:p>
      <text:p text:style-name="P13"/>
      <text:p text:style-name="P13">Le robot est actuellement en phase de recherche et développement.</text:p>
      <text:p text:style-name="P9"/>
      <text:h text:style-name="P7" text:outline-level="2"><text:span text:style-name="T2">Prérequis pour le sociofinancement</text:span></text:h>
      <text:p text:style-name="P15"/>
      <text:list xml:id="list3538777284" text:style-name="L1">
        <text:list-item>
          <text:p text:style-name="P22">Faire une demande de brevet (2 semaines)</text:p>
        </text:list-item>
        <text:list-item>
          <text:p text:style-name="P23">Réserver le nom de Heda, HedaCuisine, <text:span text:style-name="T12">le logo, </text:span>etc</text:p>
        </text:list-item>
        <text:list-item>
          <text:p text:style-name="P16">Une belle armoire de cuisine rempli<text:span text:style-name="T8">e</text:span> de pots<text:span text:style-name="T8"> (2 semaines ou bcp $$$)</text:span></text:p>
        </text:list-item>
        <text:list-item>
          <text:p text:style-name="P17"><text:span text:style-name="T8">Une v</text:span><text:span text:style-name="T7">idéo</text:span><text:span text:style-name="T8">:</text:span><text:span text:style-name="T7"> cuisiner avec Heda</text:span><text:span text:style-name="T8"> (2 semaines)</text:span></text:p>
        </text:list-item>
      </text:list>
      <text:list xml:id="list5278544" text:style-name="L2">
        <text:list-item>
          <text:list>
            <text:list-item>
              <text:p text:style-name="P19">Planifier un menu avec des recettes réalisables qui montrent bien l'utilité</text:p>
            </text:list-item>
            <text:list-item>
              <text:p text:style-name="P19">Faire la vidéo</text:p>
            </text:list-item>
            <text:list-item>
              <text:p text:style-name="P19">Éditer la vidéo</text:p>
            </text:list-item>
          </text:list>
        </text:list-item>
      </text:list>
      <text:list xml:id="list132934620529688" text:continue-list="list3538777284" text:style-name="L1">
        <text:list-item>
          <text:p text:style-name="P20">Un beau design de bras robotique. (pas besoin d'être fonctionnelle<text:span text:style-name="T9">: 1</text:span><text:span text:style-name="T10">.5</text:span><text:span text:style-name="T9"> mois</text:span>)<text:span text:style-name="T11"> Est-ce que c'est nécessaire?</text:span></text:p>
        </text:list-item>
        <text:list-item>
          <text:p text:style-name="P21"/>
        </text:list-item>
        <text:list-item>
          <text:p text:style-name="P20">Effectuer plus de recherche pour les prérequis du sociofinancement</text:p>
        </text:list-item>
        <text:list-item>
          <text:p text:style-name="P18"><text:span text:style-name="T8">Un beau document pour le sociofinancement (1 mois)</text:span></text:p>
        </text:list-item>
      </text:list>
      <text:p text:style-name="P15"/>
      <text:p text:style-name="P15">Fonctionnalités requises (tricheries permises, pour la vidéo <text:span text:style-name="T4">seulement</text:span>):</text:p>
      <text:p text:style-name="P15">- Détection de pots</text:p>
      <text:p text:style-name="P15">- Rangement de pots</text:p>
      <text:p text:style-name="P15">- Versement de solide</text:p>
      <text:p text:style-name="P15">- Versement de liquide</text:p>
      <text:p text:style-name="P15">- Cuisson (brasser)</text:p>
      <text:p text:style-name="P15">- Faire une recette <text:span text:style-name="T4">impressionnante</text:span> au complet</text:p>
      <text:p text:style-name="P11">- Mockup site internet</text:p>
      <text:p text:style-name="P9"/>
      <text:p text:style-name="P4">There are several things that you can do to protect your brand in the context of crowdfunding. First, be cautious how you present your trademark in your crowdfunding proposal. If possible, it would be better to avoid publishing the name of your trademark in the crowdfunding proposal.</text:p>
      <text:p text:style-name="Text_20_body"><text:soft-page-break/>If you must reveal your trademark in your crowdfunding proposal, consider filing an Intent To Use (ITU) trademark application before publishing your crowdfunding proposal. You can file an ITU trademark application based on the fact that you propose to use the trademark in that country and this will hold your place in line.</text:p>
      <text:p text:style-name="P9"/>
      <text:p text:style-name="P9">https://www.linkedin.com/pulse/what-you-must-do-before-launching-your-kickstarter-indiegogo-rossen</text:p>
      <text:p text:style-name="P9"/>
      <text:p text:style-name="P9">Canada recently eliminated the use requirement for registration of a trademark, meaning that you do not actually have to have started using your trademark in association with the sale of goods or performance or advertising of services in Canada to register your trademark.</text:p>
      <text:p text:style-name="P9"/>
      <text:p text:style-name="P9">https://www.heerlaw.com/crowdfunding-intellectual-property-rights</text:p>
      <text:h text:style-name="Heading_20_2" text:outline-level="2">Spécifications</text:h>
      <text:p text:style-name="P12">Les caractéristiques minimales du robot sont:</text:p>
      <text:p text:style-name="P12"/>
      <text:p text:style-name="P12">Tolérance x: 2mm</text:p>
      <text:p text:style-name="P12">Tolérance y: 2mm</text:p>
      <text:p text:style-name="P12">Tolérance z: 2mm</text:p>
      <text:p text:style-name="P12">Angle alpha minimale: -120 degrés (voir note 1)</text:p>
      <text:p text:style-name="P12">Angle alpha maximale: 120 degrés (voir note 1)</text:p>
      <text:p text:style-name="P12">Charge nominale: 3 kg (voir note 2)</text:p>
      <text:p text:style-name="P12">Diamètre de pot maximal: 6" (152.4 mm)</text:p>
      <text:p text:style-name="P12">Hauteur de pot maximale: 10" (254 mm) (varie selon l'armoire)</text:p>
      <text:p text:style-name="P12"/>
      <text:p text:style-name="P12">(1) Pour que le bras puisse bien tourner, l'avant-bras doit plier à plus de 90 degrés. Il doit plier de 240 degrés au lieu de 180 degrés.</text:p>
      <text:p text:style-name="P12">Sinon, le bras en diagonale est plus long (sqrt(l1^2+l2^2)), si l1 == l2, diago == l1*sqrt(2)</text:p>
      <text:p text:style-name="P12"/>
      <text:p text:style-name="P12">(2) Un contentant d'un gallon plus son poids vide de 1 kg.</text:p>
      <text:p text:style-name="P12"/>
      <text:p text:style-name="P12">Pots</text:p>
      <text:p text:style-name="P12"/>
      <text:p text:style-name="P12">La plupart des types de pots peuvent être utilisé. Les seules restrictions sont:</text:p>
      <text:p text:style-name="P12"/>
      <text:p text:style-name="P12"><text:s text:c="4"/>Diamètre maximal de 6" (152.4 mm)</text:p>
      <text:p text:style-name="P12"><text:s text:c="4"/>Une paroie sans angle (cylindrique et non conique) pour assurer une bonne prise du pot</text:p>
      <text:p text:style-name="P12"><text:s text:c="4"/>Hauteur maximale selon la hauteur des tablettes</text:p>
      <text:p text:style-name="P12"/>
      <text:p text:style-name="P12"/>
      <text:p text:style-name="P12">Armoire</text:p>
      <text:p text:style-name="P12"/>
      <text:p text:style-name="P12">Le robot s'installe derrière une armoire, mais pas n'importe laquelle. L'armoire doit:</text:p>
      <text:p text:style-name="P12"/>
      <text:p text:style-name="P12"><text:s text:c="4"/>Ne pas avoir de fond ou pouvoir enlever le fond</text:p>
      <text:p text:style-name="P12"><text:s text:c="4"/>Mesurer XXX" (XXX mm) d'espace libre pour la tablette de travail</text:p>
      <text:p text:style-name="P12"><text:s text:c="4"/>Avoir des tablettes de la bonne hauteur selon les pots désirés. Les tablettes doivent:</text:p>
      <text:p text:style-name="P12"><text:soft-page-break/><text:s text:c="8"/>Mesurer XXX" (XXX mm) de plus que la hauteur du pot désiré</text:p>
      <text:p text:style-name="P12"><text:s text:c="8"/>Pouvoir installer une barrière à l'arrière?</text:p>
      <text:p text:style-name="P12"><text:s text:c="4"/>Profondeur: entre XXX" (XXX mm) et XXX" (XXX mm)</text:p>
      <text:p text:style-name="P12"><text:s text:c="4"/>Hauteur: Selon la hauteur des tablettes. (Nous recommandons 79" pour faciliter le</text:p>
      <text:p text:style-name="P12"/>
      <text:p text:style-name="P12">déménagement puisque qu'une porte mesure en général 80")</text:p>
      <text:p text:style-name="P12"/>
      <text:p text:style-name="P12">Si vous ne possédez pas d'armoire, vous pouvez voir une liste d'armoire compatible sur</text:p>
      <text:p text:style-name="P12">not site internet (TODO: lien et liste).</text:p>
      <text:p text:style-name="P12"/>
      <text:p text:style-name="P12">Barrière de sécurité</text:p>
      <text:p text:style-name="P12"/>
      <text:p text:style-name="P12">Une petite barrière doit être installé sations:</text:p>
      <text:p text:style-name="P2">- Tolérance répétabilité (x,y et z)</text:p>
      <text:p text:style-name="P2">- Charge maximale</text:p>
      <text:p text:style-name="P2">- Dimension de pot maximal</text:p>
      <text:p text:style-name="P2"/>
      <text:p text:style-name="P2">Achats:</text:p>
      <text:h text:style-name="P8" text:outline-level="2"/>
      <text:h text:style-name="Heading_20_2" text:outline-level="2">Recherche <text:span text:style-name="T1">d’information sociofinancement</text:span></text:h>
      <text:p text:style-name="P1"><text:s/>financement social (comment ça marche? qu'est-ce que je dois faire?)</text:p>
      <text:p text:style-name="P1"/>
      <text:h text:style-name="Heading_20_2" text:outline-level="2">Idées</text:h>
      <text:h text:style-name="Heading_20_2" text:outline-level="2">Vidéo de promotion</text:h>
      <text:h text:style-name="Heading_20_2" text:outline-level="2">Design</text:h>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1:31:24.230512566</meta:creation-date>
    <meta:generator>LibreOffice/6.4.6.2$Linux_X86_64 LibreOffice_project/40$Build-2</meta:generator>
    <dc:date>2021-03-15T13:29:34.235969724</dc:date>
    <meta:editing-duration>PT1H56M49S</meta:editing-duration>
    <meta:editing-cycles>17</meta:editing-cycles>
    <meta:document-statistic meta:table-count="0" meta:image-count="0" meta:object-count="0" meta:page-count="3" meta:paragraph-count="72" meta:word-count="645" meta:character-count="4099" meta:non-whitespace-character-count="3487"/>
  </office:meta>
</office:document-meta>
</file>